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style:font-name="Liberation Sans" style:font-name-asian="Clear Sans" style:font-name-complex="Lohit Marath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read 1" table:style-name="ta1">
        <table:shapes>
          <draw:frame draw:z-index="0" draw:style-name="gr1" draw:text-style-name="P1" svg:width="453.46pt" svg:height="255.23pt" svg:x="163.9pt" svg:y="201.77pt">
            <loext:p/>
            <draw:object draw:notify-on-update-of-ranges="'Thread 1'.K2:'Thread 1'.K9 'Thread 1'.L2:'Thread 1'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Run 6</text:p>
          </table:table-cell>
          <table:table-cell table:style-name="ce1" office:value-type="string" calcext:value-type="string">
            <text:p>Run 7</text:p>
          </table:table-cell>
          <table:table-cell table:style-name="ce1" office:value-type="string" calcext:value-type="string">
            <text:p>Run 8</text:p>
          </table:table-cell>
          <table:table-cell table:style-name="ce1" office:value-type="string" calcext:value-type="string">
            <text:p>Run 9</text:p>
          </table:table-cell>
          <table:table-cell table:style-name="ce1" office:value-type="string" calcext:value-type="string">
            <text:p>Run 10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SG SIZE</text:p>
          </table:table-cell>
          <table:table-cell table:style-name="Default"/>
        </table:table-row>
        <table:table-row table:style-name="ro1">
          <table:table-cell office:value-type="float" office:value="1755.254146" calcext:value-type="float">
            <text:p>1755.254146</text:p>
          </table:table-cell>
          <table:table-cell office:value-type="float" office:value="1306.766002" calcext:value-type="float">
            <text:p>1306.766002</text:p>
          </table:table-cell>
          <table:table-cell office:value-type="float" office:value="1227.866751" calcext:value-type="float">
            <text:p>1227.866751</text:p>
          </table:table-cell>
          <table:table-cell office:value-type="float" office:value="1287.551715" calcext:value-type="float">
            <text:p>1287.551715</text:p>
          </table:table-cell>
          <table:table-cell office:value-type="float" office:value="1238.165569" calcext:value-type="float">
            <text:p>1238.165569</text:p>
          </table:table-cell>
          <table:table-cell office:value-type="float" office:value="2834.564529" calcext:value-type="float">
            <text:p>2834.564529</text:p>
          </table:table-cell>
          <table:table-cell office:value-type="float" office:value="1342.013047" calcext:value-type="float">
            <text:p>1342.013047</text:p>
          </table:table-cell>
          <table:table-cell office:value-type="float" office:value="1224.482937" calcext:value-type="float">
            <text:p>1224.482937</text:p>
          </table:table-cell>
          <table:table-cell office:value-type="float" office:value="1327.045564" calcext:value-type="float">
            <text:p>1327.045564</text:p>
          </table:table-cell>
          <table:table-cell office:value-type="float" office:value="1258.864146" calcext:value-type="float">
            <text:p>1258.864146</text:p>
          </table:table-cell>
          <table:table-cell table:formula="of:=AVERAGE([.A2:.J2])" office:value-type="float" office:value="1480.2574406" calcext:value-type="float">
            <text:p>1480.257440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sg 1</text:p>
          </table:table-cell>
        </table:table-row>
        <table:table-row table:style-name="ro1">
          <table:table-cell office:value-type="float" office:value="1137.852585" calcext:value-type="float">
            <text:p>1137.852585</text:p>
          </table:table-cell>
          <table:table-cell office:value-type="float" office:value="956.59119" calcext:value-type="float">
            <text:p>956.59119</text:p>
          </table:table-cell>
          <table:table-cell office:value-type="float" office:value="943.604296" calcext:value-type="float">
            <text:p>943.604296</text:p>
          </table:table-cell>
          <table:table-cell office:value-type="float" office:value="967.487108" calcext:value-type="float">
            <text:p>967.487108</text:p>
          </table:table-cell>
          <table:table-cell office:value-type="float" office:value="973.933542" calcext:value-type="float">
            <text:p>973.933542</text:p>
          </table:table-cell>
          <table:table-cell office:value-type="float" office:value="929.558975" calcext:value-type="float">
            <text:p>929.558975</text:p>
          </table:table-cell>
          <table:table-cell office:value-type="float" office:value="1021.355844" calcext:value-type="float">
            <text:p>1021.355844</text:p>
          </table:table-cell>
          <table:table-cell office:value-type="float" office:value="948.696693" calcext:value-type="float">
            <text:p>948.696693</text:p>
          </table:table-cell>
          <table:table-cell office:value-type="float" office:value="996.307584" calcext:value-type="float">
            <text:p>996.307584</text:p>
          </table:table-cell>
          <table:table-cell office:value-type="float" office:value="982.401881" calcext:value-type="float">
            <text:p>982.401881</text:p>
          </table:table-cell>
          <table:table-cell table:formula="of:=AVERAGE([.A3:.J3])" office:value-type="float" office:value="985.7789698" calcext:value-type="float">
            <text:p>985.778969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sg 2</text:p>
          </table:table-cell>
        </table:table-row>
        <table:table-row table:style-name="ro1">
          <table:table-cell office:value-type="float" office:value="4288.652286" calcext:value-type="float">
            <text:p>4288.652286</text:p>
          </table:table-cell>
          <table:table-cell office:value-type="float" office:value="3231.284652" calcext:value-type="float">
            <text:p>3231.284652</text:p>
          </table:table-cell>
          <table:table-cell office:value-type="float" office:value="3234.075797" calcext:value-type="float">
            <text:p>3234.075797</text:p>
          </table:table-cell>
          <table:table-cell office:value-type="float" office:value="3213.770521" calcext:value-type="float">
            <text:p>3213.770521</text:p>
          </table:table-cell>
          <table:table-cell office:value-type="float" office:value="3240.352337" calcext:value-type="float">
            <text:p>3240.352337</text:p>
          </table:table-cell>
          <table:table-cell office:value-type="float" office:value="3252.033602" calcext:value-type="float">
            <text:p>3252.033602</text:p>
          </table:table-cell>
          <table:table-cell office:value-type="float" office:value="3254.012845" calcext:value-type="float">
            <text:p>3254.012845</text:p>
          </table:table-cell>
          <table:table-cell office:value-type="float" office:value="3226.497231" calcext:value-type="float">
            <text:p>3226.497231</text:p>
          </table:table-cell>
          <table:table-cell office:value-type="float" office:value="3229.638396" calcext:value-type="float">
            <text:p>3229.638396</text:p>
          </table:table-cell>
          <table:table-cell office:value-type="float" office:value="3197.24899" calcext:value-type="float">
            <text:p>3197.24899</text:p>
          </table:table-cell>
          <table:table-cell table:formula="of:=AVERAGE([.A4:.J4])" office:value-type="float" office:value="3336.7566657" calcext:value-type="float">
            <text:p>3336.756665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sg 3</text:p>
          </table:table-cell>
        </table:table-row>
        <table:table-row table:style-name="ro1">
          <table:table-cell office:value-type="float" office:value="2151.653127" calcext:value-type="float">
            <text:p>2151.653127</text:p>
          </table:table-cell>
          <table:table-cell office:value-type="float" office:value="1979.615258" calcext:value-type="float">
            <text:p>1979.615258</text:p>
          </table:table-cell>
          <table:table-cell office:value-type="float" office:value="1912.626885" calcext:value-type="float">
            <text:p>1912.626885</text:p>
          </table:table-cell>
          <table:table-cell office:value-type="float" office:value="1906.485752" calcext:value-type="float">
            <text:p>1906.485752</text:p>
          </table:table-cell>
          <table:table-cell office:value-type="float" office:value="1934.079272" calcext:value-type="float">
            <text:p>1934.079272</text:p>
          </table:table-cell>
          <table:table-cell office:value-type="float" office:value="1914.191026" calcext:value-type="float">
            <text:p>1914.191026</text:p>
          </table:table-cell>
          <table:table-cell office:value-type="float" office:value="1957.658018" calcext:value-type="float">
            <text:p>1957.658018</text:p>
          </table:table-cell>
          <table:table-cell office:value-type="float" office:value="1935.022406" calcext:value-type="float">
            <text:p>1935.022406</text:p>
          </table:table-cell>
          <table:table-cell office:value-type="float" office:value="1966.997639" calcext:value-type="float">
            <text:p>1966.997639</text:p>
          </table:table-cell>
          <table:table-cell office:value-type="float" office:value="1950.73314" calcext:value-type="float">
            <text:p>1950.73314</text:p>
          </table:table-cell>
          <table:table-cell table:formula="of:=AVERAGE([.A5:.J5])" office:value-type="float" office:value="1960.9062523" calcext:value-type="float">
            <text:p>1960.90625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sg 4</text:p>
          </table:table-cell>
        </table:table-row>
        <table:table-row table:style-name="ro1">
          <table:table-cell office:value-type="float" office:value="2180.985475" calcext:value-type="float">
            <text:p>2180.985475</text:p>
          </table:table-cell>
          <table:table-cell office:value-type="float" office:value="2125.642012" calcext:value-type="float">
            <text:p>2125.642012</text:p>
          </table:table-cell>
          <table:table-cell office:value-type="float" office:value="2070.998128" calcext:value-type="float">
            <text:p>2070.998128</text:p>
          </table:table-cell>
          <table:table-cell office:value-type="float" office:value="2125.867747" calcext:value-type="float">
            <text:p>2125.867747</text:p>
          </table:table-cell>
          <table:table-cell office:value-type="float" office:value="2103.025861" calcext:value-type="float">
            <text:p>2103.025861</text:p>
          </table:table-cell>
          <table:table-cell office:value-type="float" office:value="2082.667487" calcext:value-type="float">
            <text:p>2082.667487</text:p>
          </table:table-cell>
          <table:table-cell office:value-type="float" office:value="2119.171462" calcext:value-type="float">
            <text:p>2119.171462</text:p>
          </table:table-cell>
          <table:table-cell office:value-type="float" office:value="2091.712892" calcext:value-type="float">
            <text:p>2091.712892</text:p>
          </table:table-cell>
          <table:table-cell office:value-type="float" office:value="2081.691895" calcext:value-type="float">
            <text:p>2081.691895</text:p>
          </table:table-cell>
          <table:table-cell office:value-type="float" office:value="2114.180165" calcext:value-type="float">
            <text:p>2114.180165</text:p>
          </table:table-cell>
          <table:table-cell table:formula="of:=AVERAGE([.A6:.J6])" office:value-type="float" office:value="2109.5943124" calcext:value-type="float">
            <text:p>2109.594312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sg 5</text:p>
          </table:table-cell>
        </table:table-row>
        <table:table-row table:style-name="ro1">
          <table:table-cell office:value-type="float" office:value="14136.164794" calcext:value-type="float">
            <text:p>14136.164794</text:p>
          </table:table-cell>
          <table:table-cell office:value-type="float" office:value="16549.169818" calcext:value-type="float">
            <text:p>16549.169818</text:p>
          </table:table-cell>
          <table:table-cell office:value-type="float" office:value="14466.3825" calcext:value-type="float">
            <text:p>14466.3825</text:p>
          </table:table-cell>
          <table:table-cell office:value-type="float" office:value="14287.010596" calcext:value-type="float">
            <text:p>14287.010596</text:p>
          </table:table-cell>
          <table:table-cell office:value-type="float" office:value="14240.431754" calcext:value-type="float">
            <text:p>14240.431754</text:p>
          </table:table-cell>
          <table:table-cell office:value-type="float" office:value="16601.0919" calcext:value-type="float">
            <text:p>16601.0919</text:p>
          </table:table-cell>
          <table:table-cell office:value-type="float" office:value="17073.900385" calcext:value-type="float">
            <text:p>17073.900385</text:p>
          </table:table-cell>
          <table:table-cell office:value-type="float" office:value="13962.113778" calcext:value-type="float">
            <text:p>13962.113778</text:p>
          </table:table-cell>
          <table:table-cell office:value-type="float" office:value="14708.71837" calcext:value-type="float">
            <text:p>14708.71837</text:p>
          </table:table-cell>
          <table:table-cell office:value-type="float" office:value="14485.7262" calcext:value-type="float">
            <text:p>14485.7262</text:p>
          </table:table-cell>
          <table:table-cell table:formula="of:=AVERAGE([.A7:.J7])" office:value-type="float" office:value="15051.0710095" calcext:value-type="float">
            <text:p>15051.0710095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sg 6</text:p>
          </table:table-cell>
        </table:table-row>
        <table:table-row table:style-name="ro1">
          <table:table-cell office:value-type="float" office:value="11933.958317" calcext:value-type="float">
            <text:p>11933.958317</text:p>
          </table:table-cell>
          <table:table-cell office:value-type="float" office:value="14036.683743" calcext:value-type="float">
            <text:p>14036.683743</text:p>
          </table:table-cell>
          <table:table-cell office:value-type="float" office:value="12168.116811" calcext:value-type="float">
            <text:p>12168.116811</text:p>
          </table:table-cell>
          <table:table-cell office:value-type="float" office:value="11700.769529" calcext:value-type="float">
            <text:p>11700.769529</text:p>
          </table:table-cell>
          <table:table-cell office:value-type="float" office:value="12164.868352" calcext:value-type="float">
            <text:p>12164.868352</text:p>
          </table:table-cell>
          <table:table-cell office:value-type="float" office:value="13849.701941" calcext:value-type="float">
            <text:p>13849.701941</text:p>
          </table:table-cell>
          <table:table-cell office:value-type="float" office:value="14081.5518" calcext:value-type="float">
            <text:p>14081.5518</text:p>
          </table:table-cell>
          <table:table-cell office:value-type="float" office:value="11675.503761" calcext:value-type="float">
            <text:p>11675.503761</text:p>
          </table:table-cell>
          <table:table-cell office:value-type="float" office:value="12852.279285" calcext:value-type="float">
            <text:p>12852.279285</text:p>
          </table:table-cell>
          <table:table-cell office:value-type="float" office:value="12178.451641" calcext:value-type="float">
            <text:p>12178.451641</text:p>
          </table:table-cell>
          <table:table-cell table:formula="of:=AVERAGE([.A8:.J8])" office:value-type="float" office:value="12664.188518" calcext:value-type="float">
            <text:p>12664.18851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sg 7</text:p>
          </table:table-cell>
        </table:table-row>
        <table:table-row table:style-name="ro1">
          <table:table-cell office:value-type="float" office:value="12525.936244" calcext:value-type="float">
            <text:p>12525.936244</text:p>
          </table:table-cell>
          <table:table-cell office:value-type="float" office:value="14730.60574" calcext:value-type="float">
            <text:p>14730.60574</text:p>
          </table:table-cell>
          <table:table-cell office:value-type="float" office:value="12725.093376" calcext:value-type="float">
            <text:p>12725.093376</text:p>
          </table:table-cell>
          <table:table-cell office:value-type="float" office:value="12395.762304" calcext:value-type="float">
            <text:p>12395.762304</text:p>
          </table:table-cell>
          <table:table-cell office:value-type="float" office:value="12728.99324" calcext:value-type="float">
            <text:p>12728.99324</text:p>
          </table:table-cell>
          <table:table-cell office:value-type="float" office:value="14314.157685" calcext:value-type="float">
            <text:p>14314.157685</text:p>
          </table:table-cell>
          <table:table-cell office:value-type="float" office:value="14559.737497" calcext:value-type="float">
            <text:p>14559.737497</text:p>
          </table:table-cell>
          <table:table-cell office:value-type="float" office:value="12419.227656" calcext:value-type="float">
            <text:p>12419.227656</text:p>
          </table:table-cell>
          <table:table-cell office:value-type="float" office:value="12934.437882" calcext:value-type="float">
            <text:p>12934.437882</text:p>
          </table:table-cell>
          <table:table-cell office:value-type="float" office:value="12627.533787" calcext:value-type="float">
            <text:p>12627.533787</text:p>
          </table:table-cell>
          <table:table-cell table:formula="of:=AVERAGE([.A9:.J9])" office:value-type="float" office:value="13196.1485411" calcext:value-type="float">
            <text:p>13196.148541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sg 8</text:p>
          </table:table-cell>
        </table:table-row>
        <table:table-row table:style-name="ro1">
          <table:table-cell table:formula="of:=SUM([.A2:.A9])" office:value-type="float" office:value="50110.456974" calcext:value-type="float">
            <text:p>50110.456974</text:p>
          </table:table-cell>
          <table:table-cell table:formula="of:=SUM([.B2:.B9])" office:value-type="float" office:value="54916.358415" calcext:value-type="float">
            <text:p>54916.358415</text:p>
          </table:table-cell>
          <table:table-cell table:formula="of:=SUM([.C2:.C9])" office:value-type="float" office:value="48748.764544" calcext:value-type="float">
            <text:p>48748.764544</text:p>
          </table:table-cell>
          <table:table-cell table:formula="of:=SUM([.D2:.D9])" office:value-type="float" office:value="47884.705272" calcext:value-type="float">
            <text:p>47884.705272</text:p>
          </table:table-cell>
          <table:table-cell table:formula="of:=SUM([.E2:.E9])" office:value-type="float" office:value="48623.849927" calcext:value-type="float">
            <text:p>48623.849927</text:p>
          </table:table-cell>
          <table:table-cell table:formula="of:=SUM([.F2:.F9])" office:value-type="float" office:value="55777.967145" calcext:value-type="float">
            <text:p>55777.967145</text:p>
          </table:table-cell>
          <table:table-cell table:formula="of:=SUM([.G2:.G9])" office:value-type="float" office:value="55409.400898" calcext:value-type="float">
            <text:p>55409.400898</text:p>
          </table:table-cell>
          <table:table-cell table:formula="of:=SUM([.H2:.H9])" office:value-type="float" office:value="47483.257354" calcext:value-type="float">
            <text:p>47483.257354</text:p>
          </table:table-cell>
          <table:table-cell table:formula="of:=SUM([.I2:.I9])" office:value-type="float" office:value="50097.116615" calcext:value-type="float">
            <text:p>50097.116615</text:p>
          </table:table-cell>
          <table:table-cell table:formula="of:=SUM([.J2:.J9])" office:value-type="float" office:value="48795.13995" calcext:value-type="float">
            <text:p>48795.13995</text:p>
          </table:table-cell>
          <table:table-cell table:formula="of:=SUM([.K2:.K9])" office:value-type="float" office:value="50784.7017094" calcext:value-type="float">
            <text:p>50784.7017094</text:p>
          </table:table-cell>
          <table:table-cell table:formula="of:=SUM([.L2:.L9])" office:value-type="float" office:value="2120" calcext:value-type="float">
            <text:p>2120</text:p>
          </table:table-cell>
          <table:table-cell office:value-type="string" calcext:value-type="string">
            <text:p>SUM</text:p>
          </table:table-cell>
        </table:table-row>
      </table:table>
      <table:table table:name="Thread Mix" table:style-name="ta1">
        <table:shapes>
          <draw:frame draw:z-index="0" draw:style-name="gr1" draw:text-style-name="P1" svg:width="945.01pt" svg:height="424.69pt" svg:x="646.21pt" svg:y="61.71pt">
            <loext:p/>
            <draw:object draw:notify-on-update-of-ranges="'Thread Mix'.B2:'Thread Mix'.B58 'Thread Mix'.C2:'Thread Mix'.C58 'Thread Mix'.D2:'Thread Mix'.D58 'Thread Mix'.E2:'Thread Mix'.E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902.13pt" svg:height="426.93pt" svg:x="655.48pt" svg:y="501.45pt">
            <loext:p/>
            <draw:object draw:notify-on-update-of-ranges="'Thread Mix'.B2:'Thread Mix'.B25 'Thread Mix'.C2:'Thread Mix'.C25 'Thread Mix'.D2:'Thread Mix'.D25 'Thread Mix'.E2:'Thread Mix'.E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4.17pt" svg:height="623.45pt" svg:x="181.05pt" svg:y="759.71pt">
            <loext:p/>
            <draw:object draw:notify-on-update-of-ranges="'Thread Mix'.D2:'Thread Mix'.D55 'Thread Mix'.E2:'Thread Mix'.E5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atoms</text:p>
          </table:table-cell>
          <table:table-cell table:style-name="ce5" office:value-type="string" calcext:value-type="string">
            <text:p>new concepts</text:p>
          </table:table-cell>
          <table:table-cell table:style-name="ce2" office:value-type="string" calcext:value-type="string">
            <text:p>delta time</text:p>
          </table:table-cell>
          <table:table-cell table:style-name="ce2" office:value-type="string" calcext:value-type="string">
            <text:p>correl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72" calcext:value-type="float">
            <text:p>1372</text:p>
          </table:table-cell>
          <table:table-cell office:value-type="float" office:value="127" calcext:value-type="float">
            <text:p>127</text:p>
          </table:table-cell>
          <table:table-cell table:style-name="ce7" office:value-type="float" office:value="8" calcext:value-type="float">
            <text:p>8</text:p>
          </table:table-cell>
          <table:table-cell table:formula="of:=CORREL([.E2:.$E$58];[.D2:.$D$58])" office:value-type="float" office:value="0.186993360716651" calcext:value-type="float">
            <text:p>0.186993360716651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table:formula="of:=[.B3]-[.B2]" office:value-type="float" office:value="-4" calcext:value-type="float">
            <text:p>-4</text:p>
          </table:table-cell>
          <table:table-cell table:formula="of:=CORREL([.E3:.$E$58];[.D3:.$D$58])" office:value-type="float" office:value="0.337595800367055" calcext:value-type="float">
            <text:p>0.33759580036705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table:formula="of:=[.B4]-[.B3]" office:value-type="float" office:value="2" calcext:value-type="float">
            <text:p>2</text:p>
          </table:table-cell>
          <table:table-cell table:formula="of:=CORREL([.E4:.$E$58];[.D4:.$D$58])" office:value-type="float" office:value="0.339476142713783" calcext:value-type="float">
            <text:p>0.33947614271378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38" calcext:value-type="float">
            <text:p>1038</text:p>
          </table:table-cell>
          <table:table-cell office:value-type="float" office:value="61" calcext:value-type="float">
            <text:p>61</text:p>
          </table:table-cell>
          <table:table-cell table:formula="of:=[.B5]-[.B4]" office:value-type="float" office:value="15" calcext:value-type="float">
            <text:p>15</text:p>
          </table:table-cell>
          <table:table-cell table:formula="of:=CORREL([.E5:.$E$58];[.D5:.$D$58])" office:value-type="float" office:value="0.341353748312038" calcext:value-type="float">
            <text:p>0.34135374831203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  <table:table-cell table:formula="of:=[.B6]-[.B5]" office:value-type="float" office:value="8" calcext:value-type="float">
            <text:p>8</text:p>
          </table:table-cell>
          <table:table-cell table:formula="of:=CORREL([.E6:.$E$58];[.D6:.$D$58])" office:value-type="float" office:value="0.442686652061901" calcext:value-type="float">
            <text:p>0.44268665206190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B7]-[.B6]" office:value-type="float" office:value="0" calcext:value-type="float">
            <text:p>0</text:p>
          </table:table-cell>
          <table:table-cell table:formula="of:=CORREL([.E7:.$E$58];[.D7:.$D$58])" office:value-type="float" office:value="0.4526780563415" calcext:value-type="float">
            <text:p>0.452678056341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 table:formula="of:=[.B8]-[.B7]" office:value-type="float" office:value="10" calcext:value-type="float">
            <text:p>10</text:p>
          </table:table-cell>
          <table:table-cell table:formula="of:=CORREL([.E8:.$E$58];[.D8:.$D$58])" office:value-type="float" office:value="0.452141625020761" calcext:value-type="float">
            <text:p>0.45214162502076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9]-[.B8]" office:value-type="float" office:value="-5" calcext:value-type="float">
            <text:p>-5</text:p>
          </table:table-cell>
          <table:table-cell table:formula="of:=CORREL([.E9:.$E$58];[.D9:.$D$58])" office:value-type="float" office:value="0.451406966643334" calcext:value-type="float">
            <text:p>0.45140696664333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10]-[.B9]" office:value-type="float" office:value="4" calcext:value-type="float">
            <text:p>4</text:p>
          </table:table-cell>
          <table:table-cell table:formula="of:=CORREL([.E10:.$E$58];[.D10:.$D$58])" office:value-type="float" office:value="0.450430174262627" calcext:value-type="float">
            <text:p>0.45043017426262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B11]-[.B10]" office:value-type="float" office:value="9" calcext:value-type="float">
            <text:p>9</text:p>
          </table:table-cell>
          <table:table-cell table:formula="of:=CORREL([.E11:.$E$58];[.D11:.$D$58])" office:value-type="float" office:value="0.449536511103807" calcext:value-type="float">
            <text:p>0.44953651110380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[.B12]-[.B11]" office:value-type="float" office:value="1" calcext:value-type="float">
            <text:p>1</text:p>
          </table:table-cell>
          <table:table-cell table:formula="of:=CORREL([.E12:.$E$58];[.D12:.$D$58])" office:value-type="float" office:value="0.448675105114249" calcext:value-type="float">
            <text:p>0.44867510511424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13]-[.B12]" office:value-type="float" office:value="1" calcext:value-type="float">
            <text:p>1</text:p>
          </table:table-cell>
          <table:table-cell table:formula="of:=CORREL([.E13:.$E$58];[.D13:.$D$58])" office:value-type="float" office:value="0.447651557171274" calcext:value-type="float">
            <text:p>0.44765155717127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14]-[.B13]" office:value-type="float" office:value="2" calcext:value-type="float">
            <text:p>2</text:p>
          </table:table-cell>
          <table:table-cell table:formula="of:=CORREL([.E14:.$E$58];[.D14:.$D$58])" office:value-type="float" office:value="0.446577552781388" calcext:value-type="float">
            <text:p>0.44657755278138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B15]-[.B14]" office:value-type="float" office:value="12" calcext:value-type="float">
            <text:p>12</text:p>
          </table:table-cell>
          <table:table-cell table:formula="of:=CORREL([.E15:.$E$58];[.D15:.$D$58])" office:value-type="float" office:value="0.445465196999229" calcext:value-type="float">
            <text:p>0.44546519699922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16]-[.B15]" office:value-type="float" office:value="0" calcext:value-type="float">
            <text:p>0</text:p>
          </table:table-cell>
          <table:table-cell table:formula="of:=CORREL([.E16:.$E$58];[.D16:.$D$58])" office:value-type="float" office:value="0.444460572650011" calcext:value-type="float">
            <text:p>0.44446057265001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17]-[.B16]" office:value-type="float" office:value="4" calcext:value-type="float">
            <text:p>4</text:p>
          </table:table-cell>
          <table:table-cell table:formula="of:=CORREL([.E17:.$E$58];[.D17:.$D$58])" office:value-type="float" office:value="0.443199579580348" calcext:value-type="float">
            <text:p>0.44319957958034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B18]-[.B17]" office:value-type="float" office:value="13" calcext:value-type="float">
            <text:p>13</text:p>
          </table:table-cell>
          <table:table-cell table:formula="of:=CORREL([.E18:.$E$58];[.D18:.$D$58])" office:value-type="float" office:value="0.441939233446981" calcext:value-type="float">
            <text:p>0.44193923344698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formula="of:=[.B19]-[.B18]" office:value-type="float" office:value="-1" calcext:value-type="float">
            <text:p>-1</text:p>
          </table:table-cell>
          <table:table-cell table:formula="of:=CORREL([.E19:.$E$58];[.D19:.$D$58])" office:value-type="float" office:value="0.440771686338521" calcext:value-type="float">
            <text:p>0.44077168633852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20]-[.B19]" office:value-type="float" office:value="1" calcext:value-type="float">
            <text:p>1</text:p>
          </table:table-cell>
          <table:table-cell table:formula="of:=CORREL([.E20:.$E$58];[.D20:.$D$58])" office:value-type="float" office:value="0.440220146480954" calcext:value-type="float">
            <text:p>0.44022014648095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21]-[.B20]" office:value-type="float" office:value="4" calcext:value-type="float">
            <text:p>4</text:p>
          </table:table-cell>
          <table:table-cell table:formula="of:=CORREL([.E21:.$E$58];[.D21:.$D$58])" office:value-type="float" office:value="0.438673742334391" calcext:value-type="float">
            <text:p>0.43867374233439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B22]-[.B21]" office:value-type="float" office:value="14" calcext:value-type="float">
            <text:p>14</text:p>
          </table:table-cell>
          <table:table-cell table:formula="of:=CORREL([.E22:.$E$58];[.D22:.$D$58])" office:value-type="float" office:value="0.437090271348435" calcext:value-type="float">
            <text:p>0.43709027134843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23]-[.B22]" office:value-type="float" office:value="1" calcext:value-type="float">
            <text:p>1</text:p>
          </table:table-cell>
          <table:table-cell table:formula="of:=CORREL([.E23:.$E$58];[.D23:.$D$58])" office:value-type="float" office:value="0.43560882618536" calcext:value-type="float">
            <text:p>0.4356088261853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24]-[.B23]" office:value-type="float" office:value="2" calcext:value-type="float">
            <text:p>2</text:p>
          </table:table-cell>
          <table:table-cell table:formula="of:=CORREL([.E24:.$E$58];[.D24:.$D$58])" office:value-type="float" office:value="0.433760714061483" calcext:value-type="float">
            <text:p>0.43376071406148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8" calcext:value-type="float">
            <text:p>218</text:p>
          </table:table-cell>
          <table:table-cell office:value-type="float" office:value="967" calcext:value-type="float">
            <text:p>967</text:p>
          </table:table-cell>
          <table:table-cell office:value-type="float" office:value="55" calcext:value-type="float">
            <text:p>55</text:p>
          </table:table-cell>
          <table:table-cell table:formula="of:=[.B25]-[.B24]" office:value-type="float" office:value="117" calcext:value-type="float">
            <text:p>117</text:p>
          </table:table-cell>
          <table:table-cell table:formula="of:=CORREL([.E25:.$E$58];[.D25:.$D$58])" office:value-type="float" office:value="0.43180896906676" calcext:value-type="float">
            <text:p>0.4318089690667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63" calcext:value-type="float">
            <text:p>1263</text:p>
          </table:table-cell>
          <table:table-cell office:value-type="float" office:value="331" calcext:value-type="float">
            <text:p>331</text:p>
          </table:table-cell>
          <table:table-cell office:value-type="float" office:value="16" calcext:value-type="float">
            <text:p>16</text:p>
          </table:table-cell>
          <table:table-cell table:formula="of:=[.B26]-[.B25]" office:value-type="float" office:value="1045" calcext:value-type="float">
            <text:p>1045</text:p>
          </table:table-cell>
          <table:table-cell table:formula="of:=CORREL([.E26:.$E$58];[.D26:.$D$58])" office:value-type="float" office:value="0.616039218666301" calcext:value-type="float">
            <text:p>0.61603921866630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5" calcext:value-type="float">
            <text:p>935</text:p>
          </table:table-cell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table:formula="of:=[.B27]-[.B26]" office:value-type="float" office:value="-328" calcext:value-type="float">
            <text:p>-328</text:p>
          </table:table-cell>
          <table:table-cell table:formula="of:=CORREL([.E27:.$E$58];[.D27:.$D$58])" office:value-type="float" office:value="0.601020622020601" calcext:value-type="float">
            <text:p>0.60102062202060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5" calcext:value-type="float">
            <text:p>955</text:p>
          </table:table-cell>
          <table:table-cell office:value-type="float" office:value="509" calcext:value-type="float">
            <text:p>509</text:p>
          </table:table-cell>
          <table:table-cell office:value-type="float" office:value="29" calcext:value-type="float">
            <text:p>29</text:p>
          </table:table-cell>
          <table:table-cell table:formula="of:=[.B28]-[.B27]" office:value-type="float" office:value="20" calcext:value-type="float">
            <text:p>20</text:p>
          </table:table-cell>
          <table:table-cell table:formula="of:=CORREL([.E28:.$E$58];[.D28:.$D$58])" office:value-type="float" office:value="0.610452474230775" calcext:value-type="float">
            <text:p>0.61045247423077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2" calcext:value-type="float">
            <text:p>842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table:formula="of:=[.B29]-[.B28]" office:value-type="float" office:value="-113" calcext:value-type="float">
            <text:p>-113</text:p>
          </table:table-cell>
          <table:table-cell table:formula="of:=CORREL([.E29:.$E$58];[.D29:.$D$58])" office:value-type="float" office:value="0.716209058896984" calcext:value-type="float">
            <text:p>0.71620905889698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4" calcext:value-type="float">
            <text:p>964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B30]-[.B29]" office:value-type="float" office:value="122" calcext:value-type="float">
            <text:p>122</text:p>
          </table:table-cell>
          <table:table-cell table:formula="of:=CORREL([.E30:.$E$58];[.D30:.$D$58])" office:value-type="float" office:value="0.724363859913607" calcext:value-type="float">
            <text:p>0.72436385991360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02" calcext:value-type="float">
            <text:p>1902</text:p>
          </table:table-cell>
          <table:table-cell office:value-type="float" office:value="278" calcext:value-type="float">
            <text:p>278</text:p>
          </table:table-cell>
          <table:table-cell office:value-type="float" office:value="15" calcext:value-type="float">
            <text:p>15</text:p>
          </table:table-cell>
          <table:table-cell table:formula="of:=[.B31]-[.B30]" office:value-type="float" office:value="938" calcext:value-type="float">
            <text:p>938</text:p>
          </table:table-cell>
          <table:table-cell table:formula="of:=CORREL([.E31:.$E$58];[.D31:.$D$58])" office:value-type="float" office:value="0.724203380492174" calcext:value-type="float">
            <text:p>0.72420338049217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53" calcext:value-type="float">
            <text:p>1353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table:formula="of:=[.B32]-[.B31]" office:value-type="float" office:value="-549" calcext:value-type="float">
            <text:p>-549</text:p>
          </table:table-cell>
          <table:table-cell table:formula="of:=CORREL([.E32:.$E$58];[.D32:.$D$58])" office:value-type="float" office:value="0.713963532845561" calcext:value-type="float">
            <text:p>0.71396353284556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8" calcext:value-type="float">
            <text:p>1518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table:formula="of:=[.B33]-[.B32]" office:value-type="float" office:value="165" calcext:value-type="float">
            <text:p>165</text:p>
          </table:table-cell>
          <table:table-cell table:formula="of:=CORREL([.E33:.$E$58];[.D33:.$D$58])" office:value-type="float" office:value="0.730825592098706" calcext:value-type="float">
            <text:p>0.73082559209870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35" calcext:value-type="float">
            <text:p>4735</text:p>
          </table:table-cell>
          <table:table-cell office:value-type="float" office:value="854" calcext:value-type="float">
            <text:p>854</text:p>
          </table:table-cell>
          <table:table-cell office:value-type="float" office:value="44" calcext:value-type="float">
            <text:p>44</text:p>
          </table:table-cell>
          <table:table-cell table:formula="of:=[.B34]-[.B33]" office:value-type="float" office:value="3217" calcext:value-type="float">
            <text:p>3217</text:p>
          </table:table-cell>
          <table:table-cell table:formula="of:=CORREL([.E34:.$E$58];[.D34:.$D$58])" office:value-type="float" office:value="0.73815473490607" calcext:value-type="float">
            <text:p>0.7381547349060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61" calcext:value-type="float">
            <text:p>3361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B35]-[.B34]" office:value-type="float" office:value="-1374" calcext:value-type="float">
            <text:p>-1374</text:p>
          </table:table-cell>
          <table:table-cell table:formula="of:=CORREL([.E35:.$E$58];[.D35:.$D$58])" office:value-type="float" office:value="0.110170200305455" calcext:value-type="float">
            <text:p>0.11017020030545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94" calcext:value-type="float">
            <text:p>3394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table:formula="of:=[.B36]-[.B35]" office:value-type="float" office:value="33" calcext:value-type="float">
            <text:p>33</text:p>
          </table:table-cell>
          <table:table-cell table:formula="of:=CORREL([.E36:.$E$58];[.D36:.$D$58])" office:value-type="float" office:value="0.186051808256595" calcext:value-type="float">
            <text:p>0.18605180825659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42" calcext:value-type="float">
            <text:p>3742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B37]-[.B36]" office:value-type="float" office:value="348" calcext:value-type="float">
            <text:p>348</text:p>
          </table:table-cell>
          <table:table-cell table:formula="of:=CORREL([.E37:.$E$58];[.D37:.$D$58])" office:value-type="float" office:value="0.208493429862398" calcext:value-type="float">
            <text:p>0.20849342986239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56" calcext:value-type="float">
            <text:p>4256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B38]-[.B37]" office:value-type="float" office:value="514" calcext:value-type="float">
            <text:p>514</text:p>
          </table:table-cell>
          <table:table-cell table:formula="of:=CORREL([.E38:.$E$58];[.D38:.$D$58])" office:value-type="float" office:value="0.208526480093024" calcext:value-type="float">
            <text:p>0.20852648009302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87" calcext:value-type="float">
            <text:p>408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formula="of:=[.B39]-[.B38]" office:value-type="float" office:value="-169" calcext:value-type="float">
            <text:p>-169</text:p>
          </table:table-cell>
          <table:table-cell table:formula="of:=CORREL([.E39:.$E$58];[.D39:.$D$58])" office:value-type="float" office:value="0.209903356442854" calcext:value-type="float">
            <text:p>0.20990335644285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92" calcext:value-type="float">
            <text:p>4592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formula="of:=[.B40]-[.B39]" office:value-type="float" office:value="505" calcext:value-type="float">
            <text:p>505</text:p>
          </table:table-cell>
          <table:table-cell table:formula="of:=CORREL([.E40:.$E$58];[.D40:.$D$58])" office:value-type="float" office:value="0.244215484494565" calcext:value-type="float">
            <text:p>0.24421548449456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94" calcext:value-type="float">
            <text:p>4494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table:formula="of:=[.B41]-[.B40]" office:value-type="float" office:value="-98" calcext:value-type="float">
            <text:p>-98</text:p>
          </table:table-cell>
          <table:table-cell table:formula="of:=CORREL([.E41:.$E$58];[.D41:.$D$58])" office:value-type="float" office:value="0.260418039686248" calcext:value-type="float">
            <text:p>0.26041803968624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43" calcext:value-type="float">
            <text:p>4743</text:p>
          </table:table-cell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table:formula="of:=[.B42]-[.B41]" office:value-type="float" office:value="249" calcext:value-type="float">
            <text:p>249</text:p>
          </table:table-cell>
          <table:table-cell table:formula="of:=CORREL([.E42:.$E$58];[.D42:.$D$58])" office:value-type="float" office:value="0.290769277967329" calcext:value-type="float">
            <text:p>0.29076927796732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503" calcext:value-type="float">
            <text:p>650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formula="of:=[.B43]-[.B42]" office:value-type="float" office:value="1760" calcext:value-type="float">
            <text:p>1760</text:p>
          </table:table-cell>
          <table:table-cell table:formula="of:=CORREL([.E43:.$E$58];[.D43:.$D$58])" office:value-type="float" office:value="0.298036322241203" calcext:value-type="float">
            <text:p>0.29803632224120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41" calcext:value-type="float">
            <text:p>574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B44]-[.B43]" office:value-type="float" office:value="-762" calcext:value-type="float">
            <text:p>-762</text:p>
          </table:table-cell>
          <table:table-cell table:formula="of:=CORREL([.E44:.$E$58];[.D44:.$D$58])" office:value-type="float" office:value="0.145789609070499" calcext:value-type="float">
            <text:p>0.14578960907049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46" calcext:value-type="float">
            <text:p>5846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B45]-[.B44]" office:value-type="float" office:value="105" calcext:value-type="float">
            <text:p>105</text:p>
          </table:table-cell>
          <table:table-cell table:formula="of:=CORREL([.E45:.$E$58];[.D45:.$D$58])" office:value-type="float" office:value="0.0781838004885668" calcext:value-type="float">
            <text:p>0.0781838004885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54" calcext:value-type="float">
            <text:p>5754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B46]-[.B45]" office:value-type="float" office:value="-92" calcext:value-type="float">
            <text:p>-92</text:p>
          </table:table-cell>
          <table:table-cell table:formula="of:=CORREL([.E46:.$E$58];[.D46:.$D$58])" office:value-type="float" office:value="0.0808428057722595" calcext:value-type="float">
            <text:p>0.0808428057722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05" calcext:value-type="float">
            <text:p>5805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formula="of:=[.B47]-[.B46]" office:value-type="float" office:value="51" calcext:value-type="float">
            <text:p>51</text:p>
          </table:table-cell>
          <table:table-cell table:formula="of:=CORREL([.E47:.$E$58];[.D47:.$D$58])" office:value-type="float" office:value="0.0337158249348593" calcext:value-type="float">
            <text:p>0.03371582493485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65" calcext:value-type="float">
            <text:p>5865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table:formula="of:=[.B48]-[.B47]" office:value-type="float" office:value="60" calcext:value-type="float">
            <text:p>60</text:p>
          </table:table-cell>
          <table:table-cell table:formula="of:=CORREL([.E48:.$E$58];[.D48:.$D$58])" office:value-type="float" office:value="0.023386700113926" calcext:value-type="float">
            <text:p>0.02338670011392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75" calcext:value-type="float">
            <text:p>5975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table:formula="of:=[.B49]-[.B48]" office:value-type="float" office:value="110" calcext:value-type="float">
            <text:p>110</text:p>
          </table:table-cell>
          <table:table-cell table:formula="of:=CORREL([.E49:.$E$58];[.D49:.$D$58])" office:value-type="float" office:value="0.0713799502429527" calcext:value-type="float">
            <text:p>0.07137995024295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23" calcext:value-type="float">
            <text:p>6023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formula="of:=[.B50]-[.B49]" office:value-type="float" office:value="48" calcext:value-type="float">
            <text:p>48</text:p>
          </table:table-cell>
          <table:table-cell table:formula="of:=CORREL([.E50:.$E$58];[.D50:.$D$58])" office:value-type="float" office:value="0.0926174148076158" calcext:value-type="float">
            <text:p>0.09261741480761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71" calcext:value-type="float">
            <text:p>6271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formula="of:=[.B51]-[.B50]" office:value-type="float" office:value="248" calcext:value-type="float">
            <text:p>248</text:p>
          </table:table-cell>
          <table:table-cell table:formula="of:=CORREL([.E51:.$E$58];[.D51:.$D$58])" office:value-type="float" office:value="0.110303696745175" calcext:value-type="float">
            <text:p>0.11030369674517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73" calcext:value-type="float">
            <text:p>617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B52]-[.B51]" office:value-type="float" office:value="-98" calcext:value-type="float">
            <text:p>-98</text:p>
          </table:table-cell>
          <table:table-cell table:formula="of:=CORREL([.E52:.$E$58];[.D52:.$D$58])" office:value-type="float" office:value="0.130570607467591" calcext:value-type="float">
            <text:p>0.13057060746759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33" calcext:value-type="float">
            <text:p>643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B53]-[.B52]" office:value-type="float" office:value="260" calcext:value-type="float">
            <text:p>260</text:p>
          </table:table-cell>
          <table:table-cell table:formula="of:=CORREL([.E53:.$E$58];[.D53:.$D$58])" office:value-type="float" office:value="0.0562407097844701" calcext:value-type="float">
            <text:p>0.0562407097844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44" calcext:value-type="float">
            <text:p>7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B54]-[.B53]" office:value-type="float" office:value="911" calcext:value-type="float">
            <text:p>911</text:p>
          </table:table-cell>
          <table:table-cell table:formula="of:=CORREL([.E54:.$E$58];[.D54:.$D$58])" office:value-type="float" office:value="0.131118070280125" calcext:value-type="float">
            <text:p>0.13111807028012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24" calcext:value-type="float">
            <text:p>6824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B55]-[.B54]" office:value-type="float" office:value="-520" calcext:value-type="float">
            <text:p>-520</text:p>
          </table:table-cell>
          <table:table-cell table:formula="of:=CORREL([.E55:.$E$58];[.D55:.$D$58])" office:value-type="float" office:value="-0.989641349021773" calcext:value-type="float">
            <text:p>-0.989641349021773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52" calcext:value-type="float">
            <text:p>695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B56]-[.B55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20" calcext:value-type="float">
            <text:p>70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B57]-[.B56]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43" calcext:value-type="float">
            <text:p>704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B58]-[.B57]" office:value-type="float" office:value="23" calcext:value-type="float">
            <text:p>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Clear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8">00/00/0000</text:date>, <text:time style:data-style-name="N2" text:time-value="13:25:10.613712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5:37:47.707026842</meta:creation-date>
    <dc:date>2017-10-18T17:39:31.812494728</dc:date>
    <meta:editing-duration>PT6H51M21S</meta:editing-duration>
    <meta:editing-cycles>17</meta:editing-cycles>
    <meta:generator>LibreOffice/5.4.2.2.0$Linux_X86_64 LibreOffice_project/40m0$Build-2</meta:generator>
    <meta:document-statistic meta:table-count="2" meta:cell-count="4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954cm" style:legend-expansion="high" chart:style-name="ch2"/>
        <chart:plot-area chart:style-name="ch3" table:cell-range-address="'Thread 1'.K2:'Thread 1'.L9" svg:x="0.319cm" svg:y="0.18cm" svg:width="12.508cm" svg:height="8.645cm">
          <chartooo:coordinate-region svg:x="1.311cm" svg:y="0.379cm" svg:width="11.2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read 1'.K2:'Thread 1'.K9" chart:class="chart:line">
            <chart:data-point chart:repeated="8"/>
          </chart:series>
          <chart:series chart:style-name="ch7" chart:values-cell-range-address="'Thread 1'.L2:'Thread 1'.L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0.2574406">
                <text:p>1480.2574406</text:p>
                <draw:g>
                  <svg:desc>'Thread 1'.K2:'Thread 1'.K9</svg:desc>
                </draw:g>
              </table:table-cell>
              <table:table-cell office:value-type="float" office:value="331">
                <text:p>331</text:p>
                <draw:g>
                  <svg:desc>'Thread 1'.L2:'Thread 1'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.7789698">
                <text:p>985.778969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6.7566657">
                <text:p>3336.756665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0.9062523">
                <text:p>1960.906252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9.5943124">
                <text:p>2109.59431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51.0710095">
                <text:p>15051.071009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64.188518">
                <text:p>12664.18851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96.1485411">
                <text:p>13196.1485411</text:p>
              </table:table-cell>
              <table:table-cell office:value-type="float" office:value="260">
                <text:p>2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339cm" svg:height="14.983cm" xlink:href=".." xlink:type="simple" chart:class="chart:line" chart:style-name="ch1">
        <chart:legend chart:legend-position="end" svg:x="30.487cm" svg:y="6.445cm" style:legend-expansion="high" chart:style-name="ch2"/>
        <chart:plot-area chart:style-name="ch3" table:cell-range-address="'Thread Mix'.B2:'Thread Mix'.E58" svg:x="0.666cm" svg:y="0.299cm" svg:width="29.155cm" svg:height="14.385cm">
          <chartooo:coordinate-region svg:x="1.764cm" svg:y="0.499cm" svg:width="27.87cm" svg:height="13.98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hread Mix'.B2:'Thread Mix'.B58" chart:class="chart:line">
            <chart:data-point chart:repeated="57"/>
          </chart:series>
          <chart:series chart:style-name="ch7" chart:values-cell-range-address="'Thread Mix'.C2:'Thread Mix'.C58" chart:class="chart:line">
            <chart:data-point chart:repeated="57"/>
          </chart:series>
          <chart:series chart:style-name="ch8" chart:values-cell-range-address="'Thread Mix'.D2:'Thread Mix'.D58" chart:class="chart:line">
            <chart:data-point chart:repeated="57"/>
          </chart:series>
          <chart:series chart:style-name="ch9" chart:values-cell-range-address="'Thread Mix'.E2:'Thread Mix'.E58" chart:class="chart:line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Thread Mix'.B2:'Thread Mix'.B58</svg:desc>
                </draw:g>
              </table:table-cell>
              <table:table-cell office:value-type="float" office:value="1372">
                <text:p>1372</text:p>
                <draw:g>
                  <svg:desc>'Thread Mix'.C2:'Thread Mix'.C58</svg:desc>
                </draw:g>
              </table:table-cell>
              <table:table-cell office:value-type="float" office:value="127">
                <text:p>127</text:p>
                <draw:g>
                  <svg:desc>'Thread Mix'.D2:'Thread Mix'.D58</svg:desc>
                </draw:g>
              </table:table-cell>
              <table:table-cell office:value-type="float" office:value="8">
                <text:p>8</text:p>
                <draw:g>
                  <svg:desc>'Thread Mix'.E2:'Thread Mix'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2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038">
                <text:p>1038</text:p>
              </table:table-cell>
              <table:table-cell office:value-type="float" office:value="61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372">
                <text:p>137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">
                <text:p>98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">
                <text:p>101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">
                <text:p>218</text:p>
              </table:table-cell>
              <table:table-cell office:value-type="float" office:value="967">
                <text:p>967</text:p>
              </table:table-cell>
              <table:table-cell office:value-type="float" office:value="55">
                <text:p>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3">
                <text:p>1263</text:p>
              </table:table-cell>
              <table:table-cell office:value-type="float" office:value="331">
                <text:p>331</text:p>
              </table:table-cell>
              <table:table-cell office:value-type="float" office:value="16">
                <text:p>1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5">
                <text:p>935</text:p>
              </table:table-cell>
              <table:table-cell office:value-type="float" office:value="218">
                <text:p>218</text:p>
              </table:table-cell>
              <table:table-cell office:value-type="float" office:value="8">
                <text:p>8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5">
                <text:p>955</text:p>
              </table:table-cell>
              <table:table-cell office:value-type="float" office:value="509">
                <text:p>509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2">
                <text:p>842</text:p>
              </table:table-cell>
              <table:table-cell office:value-type="float" office:value="160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4">
                <text:p>964</text:p>
              </table:table-cell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02">
                <text:p>1902</text:p>
              </table:table-cell>
              <table:table-cell office:value-type="float" office:value="278">
                <text:p>278</text:p>
              </table:table-cell>
              <table:table-cell office:value-type="float" office:value="15">
                <text:p>15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3">
                <text:p>1353</text:p>
              </table:table-cell>
              <table:table-cell office:value-type="float" office:value="228">
                <text:p>228</text:p>
              </table:table-cell>
              <table:table-cell office:value-type="float" office:value="6">
                <text:p>6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18">
                <text:p>1518</text:p>
              </table:table-cell>
              <table:table-cell office:value-type="float" office:value="260">
                <text:p>260</text:p>
              </table:table-cell>
              <table:table-cell office:value-type="float" office:value="10">
                <text:p>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35">
                <text:p>4735</text:p>
              </table:table-cell>
              <table:table-cell office:value-type="float" office:value="854">
                <text:p>854</text:p>
              </table:table-cell>
              <table:table-cell office:value-type="float" office:value="44">
                <text:p>44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61">
                <text:p>3361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-1374">
                <text:p>-1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94">
                <text:p>3394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42">
                <text:p>3742</text:p>
              </table:table-cell>
              <table:table-cell office:value-type="float" office:value="116">
                <text:p>116</text:p>
              </table:table-cell>
              <table:table-cell office:value-type="float" office:value="3">
                <text:p>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6">
                <text:p>4256</text:p>
              </table:table-cell>
              <table:table-cell office:value-type="float" office:value="130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87">
                <text:p>4087</text:p>
              </table:table-cell>
              <table:table-cell office:value-type="float" office:value="134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2">
                <text:p>4592</text:p>
              </table:table-cell>
              <table:table-cell office:value-type="float" office:value="261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94">
                <text:p>4494</text:p>
              </table:table-cell>
              <table:table-cell office:value-type="float" office:value="227">
                <text:p>227</text:p>
              </table:table-cell>
              <table:table-cell office:value-type="float" office:value="5">
                <text:p>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43">
                <text:p>4743</text:p>
              </table:table-cell>
              <table:table-cell office:value-type="float" office:value="265">
                <text:p>265</text:p>
              </table:table-cell>
              <table:table-cell office:value-type="float" office:value="7">
                <text:p>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03">
                <text:p>6503</text:p>
              </table:table-cell>
              <table:table-cell office:value-type="float" office:value="168">
                <text:p>168</text:p>
              </table:table-cell>
              <table:table-cell office:value-type="float" office:value="5">
                <text:p>5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41">
                <text:p>5741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-762">
                <text:p>-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46">
                <text:p>5846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54">
                <text:p>575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05">
                <text:p>5805</text:p>
              </table:table-cell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65">
                <text:p>5865</text:p>
              </table:table-cell>
              <table:table-cell office:value-type="float" office:value="360">
                <text:p>360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75">
                <text:p>5975</text:p>
              </table:table-cell>
              <table:table-cell office:value-type="float" office:value="197">
                <text:p>197</text:p>
              </table:table-cell>
              <table:table-cell office:value-type="float" office:value="6">
                <text:p>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23">
                <text:p>6023</text:p>
              </table:table-cell>
              <table:table-cell office:value-type="float" office:value="194">
                <text:p>194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71">
                <text:p>6271</text:p>
              </table:table-cell>
              <table:table-cell office:value-type="float" office:value="193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73">
                <text:p>6173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33">
                <text:p>6433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44">
                <text:p>7344</text:p>
              </table:table-cell>
              <table:table-cell office:value-type="float" office:value="139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24">
                <text:p>6824</text:p>
              </table:table-cell>
              <table:table-cell office:value-type="float" office:value="143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52">
                <text:p>6952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20">
                <text:p>7020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43">
                <text:p>7043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826cm" svg:height="15.062cm" xlink:href=".." xlink:type="simple" chart:class="chart:line" chart:style-name="ch1">
        <chart:legend chart:legend-position="end" svg:x="28.974cm" svg:y="6.485cm" style:legend-expansion="high" chart:style-name="ch2"/>
        <chart:plot-area chart:style-name="ch3" table:cell-range-address="'Thread Mix'.B2:'Thread Mix'.E25" svg:x="0.636cm" svg:y="0.301cm" svg:width="27.702cm" svg:height="14.46cm">
          <chartooo:coordinate-region svg:x="1.548cm" svg:y="0.5cm" svg:width="26.523cm" svg:height="14.0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read Mix'.B2:'Thread Mix'.B25" chart:class="chart:line">
            <chart:data-point chart:repeated="24"/>
          </chart:series>
          <chart:series chart:style-name="ch7" chart:values-cell-range-address="'Thread Mix'.C2:'Thread Mix'.C25" chart:class="chart:line">
            <chart:data-point chart:repeated="24"/>
          </chart:series>
          <chart:series chart:style-name="ch8" chart:values-cell-range-address="'Thread Mix'.D2:'Thread Mix'.D25" chart:class="chart:line">
            <chart:data-point chart:repeated="24"/>
          </chart:series>
          <chart:series chart:style-name="ch9" chart:values-cell-range-address="'Thread Mix'.E2:'Thread Mix'.E25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Thread Mix'.B2:'Thread Mix'.B25</svg:desc>
                </draw:g>
              </table:table-cell>
              <table:table-cell office:value-type="float" office:value="1372">
                <text:p>1372</text:p>
                <draw:g>
                  <svg:desc>'Thread Mix'.C2:'Thread Mix'.C25</svg:desc>
                </draw:g>
              </table:table-cell>
              <table:table-cell office:value-type="float" office:value="127">
                <text:p>127</text:p>
                <draw:g>
                  <svg:desc>'Thread Mix'.D2:'Thread Mix'.D25</svg:desc>
                </draw:g>
              </table:table-cell>
              <table:table-cell office:value-type="float" office:value="8">
                <text:p>8</text:p>
                <draw:g>
                  <svg:desc>'Thread Mix'.E2:'Thread Mix'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2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038">
                <text:p>1038</text:p>
              </table:table-cell>
              <table:table-cell office:value-type="float" office:value="61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372">
                <text:p>137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">
                <text:p>98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">
                <text:p>101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">
                <text:p>218</text:p>
              </table:table-cell>
              <table:table-cell office:value-type="float" office:value="967">
                <text:p>967</text:p>
              </table:table-cell>
              <table:table-cell office:value-type="float" office:value="55">
                <text:p>55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3cm" svg:height="21.995cm" xlink:href=".." xlink:type="simple" chart:class="chart:line" chart:style-name="ch1">
        <chart:legend chart:legend-position="end" svg:x="13.171cm" svg:y="10.449cm" style:legend-expansion="high" chart:style-name="ch2"/>
        <chart:plot-area chart:style-name="ch3" table:cell-range-address="'Thread Mix'.D2:'Thread Mix'.E55" svg:x="0.32cm" svg:y="0.439cm" svg:width="12.531cm" svg:height="21.117cm">
          <chartooo:coordinate-region svg:x="1.418cm" svg:y="0.638cm" svg:width="11.433cm" svg:height="20.7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read Mix'.D2:'Thread Mix'.D55" chart:class="chart:line">
            <chart:data-point chart:repeated="54"/>
          </chart:series>
          <chart:series chart:style-name="ch7" chart:values-cell-range-address="'Thread Mix'.E2:'Thread Mix'.E55" chart:class="chart:line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">
                <text:p>127</text:p>
                <draw:g>
                  <svg:desc>'Thread Mix'.D2:'Thread Mix'.D55</svg:desc>
                </draw:g>
              </table:table-cell>
              <table:table-cell office:value-type="float" office:value="8">
                <text:p>8</text:p>
                <draw:g>
                  <svg:desc>'Thread Mix'.E2:'Thread Mix'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">
                <text:p>44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-1374">
                <text:p>-1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-762">
                <text:p>-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-520">
                <text:p>-5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